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ingTests.autoGrowListOfElementsWithoutDefault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dexingTests.indexIntoPropertyContaining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dexingTests.testListOfScal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xingTests.setGenericPropertyContainingListAutog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dexingTests.resolveMapKeyValu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dexingTests.indexIntoGenericPropertyContainingGrowing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dexingTests.empt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dexingTests.setGenericPropertyContaining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dexingTests.resolveCollectionElem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dexingTests.indexIntoGenericPropertyContainingGrowingList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apAccessor.canRead( EvaluationContext context , Object target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ingTests.setPropertyContainingMapAutoG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pAccessor.canWrite( EvaluationContext context , Object targe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ingTests.setPropertyContaining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dexingTests.indexIntoGenericPropertyContaining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dexingTests.indexIntoGenericPropertyContaining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dexingTests.setPropertyContaining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dexingTests.setGenericPropertyContaining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dexingTests.indexIntoGenericPropertyContainingMap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dexingTests.indexIntoPropertyContainingListOf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pAccessor.read( EvaluationContext context , Object target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ingTests.indexIntoPropertyContainingListContainingNull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pAccessor.write( EvaluationContext context , Object target , String name , Objec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ingTests.indexIntoGenericPropertyContainingNull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dexingTests.testListsOf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dexingTests.resolveCollectionElementTyp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Accessor.getSpecificTargetClass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ingTests.indexIntoGenericPropertyContaining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